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f490a" officeooo:paragraph-rsid="001f490a"/>
    </style:style>
    <style:style style:name="P2" style:family="paragraph" style:parent-style-name="Standard">
      <style:text-properties style:font-name="Ubuntu" fo:font-weight="bold" officeooo:rsid="001f490a" officeooo:paragraph-rsid="001f91f7" style:font-weight-asian="bold" style:font-weight-complex="bold"/>
    </style:style>
    <style:style style:name="P3" style:family="paragraph" style:parent-style-name="Standard">
      <style:text-properties style:font-name="Ubuntu" fo:font-size="12pt" officeooo:rsid="001f490a" officeooo:paragraph-rsid="001f91f7" style:font-size-asian="12pt" style:font-size-complex="12pt"/>
    </style:style>
    <style:style style:name="P4" style:family="paragraph" style:parent-style-name="Standard">
      <style:text-properties officeooo:paragraph-rsid="001f91f7"/>
    </style:style>
    <style:style style:name="P5" style:family="paragraph" style:parent-style-name="Standard">
      <style:text-properties fo:font-size="11pt" officeooo:paragraph-rsid="001f91f7" style:font-size-asian="11pt" style:font-size-complex="11pt"/>
    </style:style>
    <style:style style:name="P6" style:family="paragraph" style:parent-style-name="Standard">
      <style:text-properties style:font-name="Ubuntu" fo:font-size="12pt" officeooo:rsid="001f91f7" officeooo:paragraph-rsid="001f91f7" style:font-size-asian="12pt" style:font-size-complex="12pt"/>
    </style:style>
    <style:style style:name="P7" style:family="paragraph" style:parent-style-name="Standard">
      <style:text-properties style:font-name="Ubuntu" officeooo:rsid="001f91f7" officeooo:paragraph-rsid="001f91f7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style:font-name="Ubuntu" officeooo:rsid="001f490a" officeooo:paragraph-rsid="001f490a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style:font-name="Ubuntu" fo:font-size="10pt" officeooo:rsid="001f91f7" officeooo:paragraph-rsid="0021ca1e" style:font-size-asian="10pt" style:font-size-complex="10pt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style:font-name="Ubuntu" officeooo:rsid="00218c27" officeooo:paragraph-rsid="00218c27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Ubuntu" officeooo:rsid="00218c27" officeooo:paragraph-rsid="00218c27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Ubuntu" officeooo:rsid="0022c132" officeooo:paragraph-rsid="0022c132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officeooo:paragraph-rsid="0021ca1e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officeooo:paragraph-rsid="00218c27"/>
    </style:style>
    <style:style style:name="P15" style:family="paragraph" style:parent-style-name="Standard" style:list-style-name="L2">
      <style:paragraph-properties fo:margin-top="0.101cm" fo:margin-bottom="0.101cm" loext:contextual-spacing="false"/>
      <style:text-properties officeooo:paragraph-rsid="0022c132"/>
    </style:style>
    <style:style style:name="P16" style:family="paragraph" style:parent-style-name="Standard">
      <style:paragraph-properties fo:margin-top="0.101cm" fo:margin-bottom="0.101cm" loext:contextual-spacing="false"/>
      <style:text-properties fo:font-variant="normal" fo:text-transform="none" fo:color="#000000" style:font-name="Ubuntu" fo:font-size="12pt" fo:letter-spacing="normal" fo:font-style="normal" fo:font-weight="normal" officeooo:rsid="0022c132" officeooo:paragraph-rsid="0022c132" style:font-size-asian="12pt" style:font-size-complex="12pt"/>
    </style:style>
    <style:style style:name="P17" style:family="paragraph" style:parent-style-name="Standard">
      <style:paragraph-properties fo:margin-top="0.101cm" fo:margin-bottom="0.101cm" loext:contextual-spacing="false" fo:text-align="end" style:justify-single-word="false"/>
      <style:text-properties fo:font-variant="normal" fo:text-transform="none" fo:color="#000000" style:font-name="Ubuntu" fo:font-size="12pt" fo:letter-spacing="normal" fo:font-style="normal" fo:font-weight="normal" officeooo:rsid="0022c132" officeooo:paragraph-rsid="0022c132" style:font-size-asian="12pt" style:font-size-complex="12pt"/>
    </style:style>
    <style:style style:name="T1" style:family="text">
      <style:text-properties fo:font-variant="normal" fo:text-transform="none" fo:color="#000000" style:font-name="Ubuntu" fo:font-size="12pt" fo:letter-spacing="normal" fo:font-style="normal" fo:font-weight="normal" officeooo:rsid="0022c132" style:font-size-asian="12pt" style:font-size-complex="12pt"/>
    </style:style>
    <style:style style:name="T2" style:family="text">
      <style:text-properties officeooo:rsid="001f91f7"/>
    </style:style>
    <style:style style:name="T3" style:family="text">
      <style:text-properties style:font-name="Ubuntu" officeooo:rsid="001f91f7"/>
    </style:style>
    <style:style style:name="T4" style:family="text">
      <style:text-properties style:font-name="Ubuntu" officeooo:rsid="00218c27"/>
    </style:style>
    <style:style style:name="T5" style:family="text">
      <style:text-properties style:font-name="Ubuntu" officeooo:rsid="0021ca1e"/>
    </style:style>
    <style:style style:name="T6" style:family="text">
      <style:text-properties style:font-name="Ubuntu" officeooo:rsid="0022c1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Title</text:p>
      <text:p text:style-name="P2">Optimiz<text:span text:style-name="T2">ing</text:span> Implementation of Kalman Filter</text:p>
      <text:p text:style-name="P1"/>
      <text:p text:style-name="P6">Group Members</text:p>
      <text:p text:style-name="P5"><text:span text:style-name="T3">Saurav </text:span><text:span text:style-name="T6">Sachin</text:span><text:span text:style-name="T3"> Kale (EE19B141), Arun Krishna AMS (EE19B001), Surya Prasad S (EE19B121)</text:span></text:p>
      <text:p text:style-name="P7"/>
      <text:p text:style-name="P4"><text:span text:style-name="T3">Project </text:span><text:span text:style-name="T4">Proposal</text:span></text:p>
      <text:list xml:id="list1182741317" text:style-name="L1">
        <text:list-item>
          <text:p text:style-name="P8">exploring the various ways a Kalman filter implementation can be optimized <text:span text:style-name="T2">for both throughput as well as latency across multiple platforms</text:span></text:p>
        </text:list-item>
        <text:list-item>
          <text:p text:style-name="P13"><text:span text:style-name="T3">will likely go beyond the </text:span><text:span text:style-name="T5">traditional </text:span><text:span text:style-name="T3">Kalman Filter to the extended version </text:span><text:span text:style-name="T5">(EKF) </text:span><text:span text:style-name="T3">for nonlinear systems, </text:span><text:span text:style-name="T5">could try Adaptive/Unscented version</text:span></text:p>
          <text:p text:style-name="P9">(as far as we have read, the basic one seems pretty doable, and the operations don’t change extremely significantly from the basic to the extended filter)</text:p>
        </text:list-item>
        <text:list-item>
          <text:p text:style-name="P14"><text:span text:style-name="T4">T</text:span><text:span text:style-name="T3">he platforms could possibly include FPGA, CPU and GPU. </text:span><text:span text:style-name="T4">We will use Bluespec for FPGA (we might try HLS </text:span><text:span text:style-name="T5">in addition to </text:span><text:span text:style-name="T6">bluespec</text:span><text:span text:style-name="T4">), C/OpenMP for CPU and CUDA for GPU</text:span></text:p>
        </text:list-item>
        <text:list-item>
          <text:p text:style-name="P14"><text:span text:style-name="T6">G</text:span><text:span text:style-name="T4">oal is to compare across implementations</text:span><text:span text:style-name="T3"> </text:span><text:span text:style-name="T6">and determine the optimal implementation </text:span><text:span text:style-name="T3">for various state space dimensional systems and applications</text:span></text:p>
        </text:list-item>
        <text:list-item>
          <text:p text:style-name="P14"><text:span text:style-name="T3">Lower dimensional applications apparently benefit from more minimalistic architectures, </text:span><text:span text:style-name="T4">while higher dimensions we might have to look at specialized architectures like systolic arrays. O</text:span><text:span text:style-name="T5">ther considerations include fixed point vs. Floating point (specially in the FPGA implementation), and how that influences accuracy and latency</text:span></text:p>
        </text:list-item>
        <text:list-item>
          <text:p text:style-name="P10">Possible hardware demo with real time sensor data (if we still have time, and it works out easily)</text:p>
        </text:list-item>
      </text:list>
      <text:p text:style-name="P11"/>
      <text:p text:style-name="P12">References</text:p>
      <text:list xml:id="list3500853730" text:style-name="L2">
        <text:list-item>
          <text:p text:style-name="P15"><text:a xlink:type="simple" xlink:href="https://www.researchgate.net/publication/317287905_Optimized_Parallel_Implementation_of_Extended_Kalman_Filter_Using_FPGA" text:style-name="Internet_20_link" text:visited-style-name="Visited_20_Internet_20_Link"><text:span text:style-name="T6">https://www.researchgate.net/publication/317287905_Optimized_Parallel_Implementation_of_Extended_Kalman_Filter_Using_FPGA</text:span></text:a></text:p>
        </text:list-item>
        <text:list-item>
          <text:p text:style-name="P15"><text:a xlink:type="simple" xlink:href="https://ieeexplore.ieee.org/document/7979508" text:style-name="Internet_20_link" text:visited-style-name="Visited_20_Internet_20_Link"><text:span text:style-name="T1">https://ieeexplore.ieee.org/document/7979508</text:span></text:a></text:p>
        </text:list-item>
      </text:list>
      <text:p text:style-name="P16"/>
      <text:p text:style-name="P16"/>
      <text:p text:style-name="P17">Project Proposal submission by</text:p>
      <text:p text:style-name="P17">Saurav Sachin Kale</text:p>
      <text:p text:style-name="P17">EE19B14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22:45:35.768125685</meta:creation-date>
    <dc:date>2022-04-04T00:20:31.265644725</dc:date>
    <meta:editing-duration>PT2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20" meta:character-count="1576" meta:non-whitespace-character-count="1383"/>
  </office:meta>
</office:document-meta>
</file>